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aaabe" officeooo:paragraph-rsid="000aaabe"/>
    </style:style>
    <style:style style:name="P2" style:family="paragraph" style:parent-style-name="Horizontal_20_Line">
      <style:text-properties fo:font-size="18pt" style:font-size-asian="18pt" style:font-size-complex="18pt"/>
    </style:style>
    <style:style style:name="P3" style:family="paragraph" style:parent-style-name="Heading_20_4">
      <style:text-properties officeooo:rsid="000aaabe" officeooo:paragraph-rsid="000aaa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D7 les listes chaînées</text:p>
      <text:p text:style-name="P1"/>
      <text:h text:style-name="P3" text:outline-level="4">Exercice n° 1</text:h>
      <text:p text:style-name="Text_20_body">Écrire une fonction qui stocke dans un tableau des chaînes de caractères lues sur le terminal. Il y a aura donc un tableau <text:span text:style-name="Teletype">T</text:span> déclaré par <text:span text:style-name="Teletype">char* T[N]</text:span> où <text:span text:style-name="Teletype">N</text:span> est une constante. Les chaînes sont lues dans un buffer et sont ensuite mises dans le tableau. Lors des tests, créer un fichier <text:span text:style-name="Teletype">data</text:span> contenant des chaînes afin d'éviter de les retaper et utiliser les redirections. </text:p>
      <text:h text:style-name="Heading_20_4" text:outline-level="4">Exercice n° 2</text:h>
      <text:p text:style-name="Text_20_body">Reprendre l'exercice précédent en allouant dynamiquement le tableau <text:span text:style-name="Teletype">T</text:span>. L'utilisateur saisit d'abord la taille du tableau puis les chaînes. </text:p>
      <text:h text:style-name="Heading_20_4" text:outline-level="4">Exercice n° 3</text:h>
      <text:p text:style-name="Text_20_body">Reprendre l'exercice précédent en remplaçant le tableau <text:span text:style-name="Teletype">T</text:span> par une liste chaînée. Chacune des cellules de la liste contientra une des chaîne de caractères. Dans un premier temps, on utilisera une insertion en tête de liste puis ensuite une insertion en queue de list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eletype"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1:30:20.263786945</meta:creation-date>
    <dc:date>2019-01-10T11:31:51.565648867</dc:date>
    <meta:editing-duration>PT1M31S</meta:editing-duration>
    <meta:editing-cycles>1</meta:editing-cycles>
    <meta:document-statistic meta:table-count="0" meta:image-count="0" meta:object-count="0" meta:page-count="1" meta:paragraph-count="7" meta:word-count="142" meta:character-count="836" meta:non-whitespace-character-count="698"/>
    <meta:generator>LibreOffice/6.0.6.2$Linux_X86_64 LibreOffice_project/00m0$Build-2</meta:generator>
  </office:meta>
</office:document-meta>
</file>